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67cm"/>
    </style:style>
    <style:style style:name="Tabela1.B" style:family="table-column">
      <style:table-column-properties style:column-width="16.33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6.485cm" table:align="left"/>
    </style:style>
    <style:style style:name="Tabela2.A" style:family="table-column">
      <style:table-column-properties style:column-width="0.459cm"/>
    </style:style>
    <style:style style:name="Tabela2.B" style:family="table-column">
      <style:table-column-properties style:column-width="16.027cm"/>
    </style:style>
    <style:style style:name="Tabela2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T1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emanueleferonato.com/2021/05/15/first-phaser-4-version-released-lets-have-a-look-at-it-by-building-a-html5-sokoban-game/" text:style-name="Internet_20_link" text:visited-style-name="Visited_20_Internet_20_Link">First Phaser 4 version released, let’s have a look at it by building a HTML5 Sokoban game</text:a> </text:h>
      <text:list xml:id="list2176086754" text:style-name="L1">
        <text:list-item>
          <text:p text:style-name="P4"><text:a xlink:type="simple" xlink:href="https://www.emanueleferonato.com/category/game-design/" text:style-name="Internet_20_link" text:visited-style-name="Visited_20_Internet_20_Link">Game design</text:a></text:p>
        </text:list-item>
        <text:list-item>
          <text:p text:style-name="P4"><text:a xlink:type="simple" xlink:href="https://www.emanueleferonato.com/category/html5/" text:style-name="Internet_20_link" text:visited-style-name="Visited_20_Internet_20_Link">HTML5</text:a></text:p>
        </text:list-item>
        <text:list-item>
          <text:p text:style-name="P4"><text:a xlink:type="simple" xlink:href="https://www.emanueleferonato.com/category/javascript/" text:style-name="Internet_20_link" text:visited-style-name="Visited_20_Internet_20_Link">Javascript</text:a></text:p>
        </text:list-item>
        <text:list-item>
          <text:p text:style-name="P3"><text:a xlink:type="simple" xlink:href="https://www.emanueleferonato.com/category/phaser/" text:style-name="Internet_20_link" text:visited-style-name="Visited_20_Internet_20_Link">Phaser</text:a> </text:p>
        </text:list-item>
      </text:list>
      <text:p text:style-name="P1">Read all posts about "<text:a xlink:type="simple" xlink:href="https://www.emanueleferonato.com/tag/sokoban/" text:style-name="Internet_20_link" text:visited-style-name="Visited_20_Internet_20_Link">Sokoban</text:a>" game </text:p>
      <text:p text:style-name="Text_20_body"><text:a xlink:type="simple" xlink:href="https://www.emanueleferonato.com/author/admin/" text:style-name="Internet_20_link" text:visited-style-name="Visited_20_Internet_20_Link">Emanuele Feronato</text:a> on May 15, 2021 </text:p>
      <text:p text:style-name="Text_20_body">Here I am with a good news and a bad news. The good news is <text:a xlink:type="simple" xlink:href="https://github.com/phaserjs" office:target-frame-name="_blank" xlink:show="new" text:style-name="Internet_20_link" text:visited-style-name="Visited_20_Internet_20_Link"><text:span text:style-name="Strong_20_Emphasis">Phaser 4 has been released</text:span></text:a> in a sort of beta version. The bad news is Phaser 4 is not ready for production at the moment, but being the good news positively GOOD, I don’t care about the bad news and I tried to develop something playable anywway.</text:p>
      <text:p text:style-name="Text_20_body">There are some considerations to do: Phaser 4 is developed in TypeScript, and although we can continue developing in JavaScript, it’s recommended to switch to TypeScript, so during next Phaser tutorials I will show you how to switch from JavaScript to TypeScript. There’s nothing diffucult: you can check <text:a xlink:type="simple" xlink:href="https://www.emanueleferonato.com/2008/09/09/10-tips-that-will-help-you-when-you-are-about-to-learn-a-new-language/" text:style-name="Internet_20_link" text:visited-style-name="Visited_20_Internet_20_Link">this guide I wrote 13 years ago</text:a> about learning new languages. And bear in mind if you already know JavaScript, we can’t even consider TypeScript as a new language, let’s say it’s some kind of JavaScript on steroids.</text:p>
      <text:p text:style-name="Text_20_body">When I said “not ready for production”, I meant “ready to start learning”, to get your knowledge grow as new and more stable versions are released.</text:p>
      <text:p text:style-name="Text_20_body">This first example, is a Sokoban prototype built using my <text:a xlink:type="simple" xlink:href="https://www.emanueleferonato.com/2020/01/11/pure-javascript-class-to-handle-sokoban-games-ready-to-communicate-with-your-favorite-html5-framework/" text:style-name="Internet_20_link" text:visited-style-name="Visited_20_Internet_20_Link">JavaScript Sokoban Class</text:a> to handle game logic, so you will only need to focus on new Phaser features.</text:p>
      <text:p text:style-name="Text_20_body">It’s not a pure TypeScript example, but rather a mix of JavaScript and Typescript, but it’s my “Hello World” so I will improve.</text:p>
      <text:p text:style-name="Text_20_body">I used <text:a xlink:type="simple" xlink:href="https://v2.parceljs.org/" office:target-frame-name="_blank" xlink:show="new" text:style-name="Internet_20_link" text:visited-style-name="Visited_20_Internet_20_Link"><text:span text:style-name="Strong_20_Emphasis">Parcel 2</text:span></text:a> to pack and bundle the game, if you are new to this kind of tool, don’t worry because next tutorial will focus on installing all necessary software on your machine.</text:p>
      <text:p text:style-name="Text_20_body">Have a look at the game:</text:p>
      <text:p text:style-name="P2"/>
      <text:p text:style-name="Text_20_body">You know the rules, use arrow keys to move.</text:p>
      <text:p text:style-name="Text_20_body">Have a look at the completely commented source code:</text:p>
      <text:section text:style-name="Sect1" text:name="highlighter_648241">
        <table:table table:name="Tabela1" table:style-name="Tabela1">
          <table:table-column table:style-name="Tabela1.A"/>
          <table:table-column table:style-name="Tabela1.B"/>
          <text:soft-page-break/>
          <table:table-row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  <text:p text:style-name="Table_20_Contents">68</text:p>
              <text:p text:style-name="Table_20_Contents">69</text:p>
              <text:p text:style-name="Table_20_Contents">70</text:p>
              <text:p text:style-name="Table_20_Contents">71</text:p>
              <text:p text:style-name="Table_20_Contents">72</text:p>
              <text:p text:style-name="Table_20_Contents">73</text:p>
              <text:p text:style-name="Table_20_Contents">74</text:p>
              <text:p text:style-name="Table_20_Contents">75</text:p>
              <text:p text:style-name="Table_20_Contents">76</text:p>
              <text:p text:style-name="Table_20_Contents">77</text:p>
              <text:p text:style-name="Table_20_Contents">78</text:p>
              <text:p text:style-name="Table_20_Contents">79</text:p>
              <text:p text:style-name="Table_20_Contents">80</text:p>
              <text:p text:style-name="Table_20_Contents">81</text:p>
              <text:p text:style-name="Table_20_Contents">82</text:p>
              <text:p text:style-name="Table_20_Contents">83</text:p>
              <text:p text:style-name="Table_20_Contents">84</text:p>
              <text:p text:style-name="Table_20_Contents">85</text:p>
              <text:p text:style-name="Table_20_Contents">86</text:p>
              <text:p text:style-name="Table_20_Contents">87</text:p>
              <text:p text:style-name="Table_20_Contents">88</text:p>
              <text:p text:style-name="Table_20_Contents">89</text:p>
              <text:p text:style-name="Table_20_Contents">90</text:p>
              <text:p text:style-name="Table_20_Contents">91</text:p>
              <text:p text:style-name="Table_20_Contents">92</text:p>
              <text:p text:style-name="Table_20_Contents">93</text:p>
              <text:p text:style-name="Table_20_Contents">94</text:p>
              <text:p text:style-name="Table_20_Contents">95</text:p>
              <text:p text:style-name="Table_20_Contents">96</text:p>
              <text:p text:style-name="Table_20_Contents">97</text:p>
              <text:p text:style-name="Table_20_Contents">98</text:p>
              <text:p text:style-name="Table_20_Contents">99</text:p>
              <text:p text:style-name="Table_20_Contents">100</text:p>
              <text:p text:style-name="Table_20_Contents">101</text:p>
              <text:p text:style-name="Table_20_Contents">102</text:p>
              <text:p text:style-name="Table_20_Contents">103</text:p>
              <text:p text:style-name="Table_20_Contents">104</text:p>
              <text:p text:style-name="Table_20_Contents">105</text:p>
              <text:p text:style-name="Table_20_Contents">106</text:p>
              <text:p text:style-name="Table_20_Contents">107</text:p>
              <text:p text:style-name="Table_20_Contents">108</text:p>
              <text:p text:style-name="Table_20_Contents">109</text:p>
              <text:p text:style-name="Table_20_Contents">110</text:p>
              <text:p text:style-name="Table_20_Contents">111</text:p>
              <text:p text:style-name="Table_20_Contents">112</text:p>
              <text:p text:style-name="Table_20_Contents">113</text:p>
              <text:p text:style-name="Table_20_Contents">114</text:p>
              <text:p text:style-name="Table_20_Contents">115</text:p>
              <text:p text:style-name="Table_20_Contents">116</text:p>
              <text:p text:style-name="Table_20_Contents">117</text:p>
              <text:p text:style-name="Table_20_Contents">118</text:p>
              <text:p text:style-name="Table_20_Contents">119</text:p>
              <text:p text:style-name="Table_20_Contents">120</text:p>
              <text:p text:style-name="Table_20_Contents">121</text:p>
              <text:p text:style-name="Table_20_Contents">122</text:p>
              <text:p text:style-name="Table_20_Contents">123</text:p>
              <text:p text:style-name="Table_20_Contents">124</text:p>
              <text:p text:style-name="Table_20_Contents">125</text:p>
              <text:p text:style-name="Table_20_Contents">126</text:p>
              <text:p text:style-name="Table_20_Contents">127</text:p>
              <text:p text:style-name="Table_20_Contents">128</text:p>
              <text:p text:style-name="Table_20_Contents">129</text:p>
              <text:p text:style-name="Table_20_Contents">130</text:p>
              <text:p text:style-name="Table_20_Contents">131</text:p>
              <text:p text:style-name="Table_20_Contents">132</text:p>
              <text:p text:style-name="Table_20_Contents">133</text:p>
              <text:p text:style-name="Table_20_Contents">134</text:p>
              <text:p text:style-name="Table_20_Contents">135</text:p>
              <text:p text:style-name="Table_20_Contents">136</text:p>
              <text:p text:style-name="Table_20_Contents">137</text:p>
              <text:p text:style-name="Table_20_Contents">138</text:p>
              <text:p text:style-name="Table_20_Contents">139</text:p>
              <text:p text:style-name="Table_20_Contents">140</text:p>
              <text:p text:style-name="Table_20_Contents">141</text:p>
              <text:p text:style-name="Table_20_Contents">142</text:p>
              <text:p text:style-name="Table_20_Contents">143</text:p>
              <text:p text:style-name="Table_20_Contents">144</text:p>
              <text:p text:style-name="Table_20_Contents">145</text:p>
              <text:p text:style-name="Table_20_Contents">146</text:p>
              <text:p text:style-name="Table_20_Contents">147</text:p>
              <text:p text:style-name="Table_20_Contents">148</text:p>
              <text:p text:style-name="Table_20_Contents">149</text:p>
              <text:p text:style-name="Table_20_Contents">150</text:p>
              <text:p text:style-name="Table_20_Contents">151</text:p>
              <text:p text:style-name="Table_20_Contents">152</text:p>
              <text:p text:style-name="Table_20_Contents">153</text:p>
              <text:p text:style-name="Table_20_Contents">154</text:p>
              <text:p text:style-name="Table_20_Contents">155</text:p>
              <text:p text:style-name="Table_20_Contents">156</text:p>
              <text:p text:style-name="Table_20_Contents">157</text:p>
              <text:p text:style-name="Table_20_Contents">158</text:p>
              <text:p text:style-name="Table_20_Contents">159</text:p>
              <text:p text:style-name="Table_20_Contents">160</text:p>
              <text:p text:style-name="Table_20_Contents">161</text:p>
              <text:p text:style-name="Table_20_Contents">162</text:p>
              <text:p text:style-name="Table_20_Contents">163</text:p>
              <text:p text:style-name="Table_20_Contents">164</text:p>
              <text:p text:style-name="Table_20_Contents">165</text:p>
              <text:p text:style-name="Table_20_Contents">166</text:p>
              <text:p text:style-name="Table_20_Contents">167</text:p>
            </table:table-cell>
            <table:table-cell table:style-name="Tabela1.A1" office:value-type="string">
              <text:p text:style-name="Table_20_Contents"><text:span text:style-name="Source_20_Text">import</text:span> <text:span text:style-name="Source_20_Text">{ BackgroundColor, Parent, Scenes, WebGL, Size, GlobalVar } from '@phaserjs/phaser/config';</text:span></text:p>
              <text:p text:style-name="Table_20_Contents"><text:span text:style-name="Source_20_Text">import</text:span> <text:span text:style-name="Source_20_Text">{ AddChild } from '@phaserjs/phaser/display/';</text:span></text:p>
              <text:p text:style-name="Table_20_Contents"><text:span text:style-name="Source_20_Text">import</text:span> <text:span text:style-name="Source_20_Text">{ AddTween } from '@phaserjs/phaser/motion/tween/nano/AddTween';</text:span></text:p>
              <text:p text:style-name="Table_20_Contents"><text:span text:style-name="Source_20_Text">import</text:span> <text:span text:style-name="Source_20_Text">{ Game } from '@phaserjs/phaser/Game';</text:span></text:p>
              <text:p text:style-name="Table_20_Contents"><text:span text:style-name="Source_20_Text">import</text:span> <text:span text:style-name="Source_20_Text">{ Sprite } from '@phaserjs/phaser/gameobjects';</text:span></text:p>
              <text:p text:style-name="Table_20_Contents"><text:span text:style-name="Source_20_Text">import</text:span> <text:span text:style-name="Source_20_Text">{ Scene } from '@phaserjs/phaser/scenes/Scene';</text:span></text:p>
              <text:p text:style-name="Table_20_Contents"><text:span text:style-name="Source_20_Text">import</text:span> <text:span text:style-name="Source_20_Text">{ StaticWorld } from '@phaserjs/phaser/world/StaticWorld';</text:span></text:p>
              <text:p text:style-name="Table_20_Contents"><text:span text:style-name="Source_20_Text">import</text:span> <text:span text:style-name="Source_20_Text">{ Keyboard } from '@phaserjs/phaser/input/keyboard';</text:span></text:p>
              <text:p text:style-name="Table_20_Contents"><text:span text:style-name="Source_20_Text">import</text:span> <text:span text:style-name="Source_20_Text">{ LeftKey, RightKey, UpKey, DownKey } from '@phaserjs/phaser/input/keyboard/keys';</text:span></text:p>
              <text:p text:style-name="Table_20_Contents"><text:span text:style-name="Source_20_Text">import</text:span> <text:span text:style-name="Source_20_Text">{ On } from '@phaserjs/phaser/events';</text:span></text:p>
              <text:p text:style-name="Table_20_Contents"><text:span text:style-name="Source_20_Text">import</text:span> <text:span text:style-name="Source_20_Text">{ Sokoban } from './sokoban';</text:span></text:p>
              <text:p text:style-name="Table_20_Contents"><text:span text:style-name="Source_20_Text">import</text:span> <text:span text:style-name="Source_20_Text">* as tiles from './textures';</text:span></text:p>
              <text:p text:style-name="Table_20_Contents"> </text:p>
              <text:p text:style-name="Table_20_Contents"><text:span text:style-name="Source_20_Text">class</text:span> <text:span text:style-name="Source_20_Text">SokobanGame extends</text:span> <text:span text:style-name="Source_20_Text">Scene {</text:span></text:p>
              <text:p text:style-name="Table_20_Contents"> </text:p>
              <text:p text:style-name="Table_20_Contents"><text:span text:style-name="Source_20_Text">    // tile size, in pixels</text:span></text:p>
              <text:p text:style-name="Table_20_Contents"><text:span text:style-name="Source_20_Text">    tileSize = 60;</text:span></text:p>
              <text:p text:style-name="Table_20_Contents"> </text:p>
              <text:p text:style-name="Table_20_Contents"><text:span text:style-name="Source_20_Text">    constructor () {</text:span></text:p>
              <text:p text:style-name="Table_20_Contents"><text:span text:style-name="Source_20_Text">        super</text:span> <text:span text:style-name="Source_20_Text">();</text:span></text:p>
              <text:p text:style-name="Table_20_Contents"> </text:p>
              <text:p text:style-name="Table_20_Contents"><text:span text:style-name="Source_20_Text">        // initialize a new Phaser world</text:span></text:p>
              <text:p text:style-name="Table_20_Contents"><text:span text:style-name="Source_20_Text">        const world = new</text:span> <text:span text:style-name="Source_20_Text">StaticWorld (this);</text:span></text:p>
              <text:p text:style-name="Table_20_Contents"> </text:p>
              <text:p text:style-name="Table_20_Contents"><text:span text:style-name="Source_20_Text">        // array of static tiles to be placed.</text:span></text:p>
              <text:p text:style-name="Table_20_Contents"><text:span text:style-name="Source_20_Text">        // these tiles never move</text:span></text:p>
              <text:p text:style-name="Table_20_Contents"><text:span text:style-name="Source_20_Text">        const staticTiles = [</text:span></text:p>
              <text:p text:style-name="Table_20_Contents"><text:span text:style-name="Source_20_Text">            tiles.floorTexture,     // when we have a floor tile</text:span></text:p>
              <text:p text:style-name="Table_20_Contents"><text:span text:style-name="Source_20_Text">            tiles.wallTexture,      // when we have a wall tile</text:span></text:p>
              <text:p text:style-name="Table_20_Contents"><text:span text:style-name="Source_20_Text">            tiles.goalTexture,      // when we have a goal tile</text:span></text:p>
              <text:p text:style-name="Table_20_Contents"><text:span text:style-name="Source_20_Text">            tiles.floorTexture,     // when we have a crate tile, we draw the floor tile</text:span></text:p>
              <text:p text:style-name="Table_20_Contents"><text:span text:style-name="Source_20_Text">            tiles.floorTexture,     // when we have the player tile, we draw the floor tile</text:span></text:p>
              <text:p text:style-name="Table_20_Contents"><text:span text:style-name="Source_20_Text">            tiles.goalTexture,      // when we have a crate over goal tile, we draw the goal tile</text:span></text:p>
              <text:p text:style-name="Table_20_Contents"><text:span text:style-name="Source_20_Text">            tiles.goalTexture       // when we have the player over goal tile, we draw the goal tile</text:span></text:p>
              <text:p text:style-name="Table_20_Contents"><text:span text:style-name="Source_20_Text">        ]</text:span></text:p>
              <text:p text:style-name="Table_20_Contents"> </text:p>
              <text:p text:style-name="Table_20_Contents"><text:span text:style-name="Source_20_Text">        // add a keyboard input</text:span></text:p>
              <text:p text:style-name="Table_20_Contents"><text:span text:style-name="Source_20_Text">        const keyboard = new</text:span> <text:span text:style-name="Source_20_Text">Keyboard ();</text:span></text:p>
              <text:p text:style-name="Table_20_Contents"> </text:p>
              <text:p text:style-name="Table_20_Contents"><text:span text:style-name="Source_20_Text">        // define keys to be used in game</text:span></text:p>
              <text:p text:style-name="Table_20_Contents"><text:span text:style-name="Source_20_Text">        this.leftKey = new</text:span> <text:span text:style-name="Source_20_Text">LeftKey ();</text:span></text:p>
              <text:p text:style-name="Table_20_Contents"><text:span text:style-name="Source_20_Text">        this.rightKey = new</text:span> <text:span text:style-name="Source_20_Text">RightKey ();</text:span></text:p>
              <text:p text:style-name="Table_20_Contents"><text:span text:style-name="Source_20_Text">        this.upKey = new</text:span> <text:span text:style-name="Source_20_Text">UpKey ();</text:span></text:p>
              <text:p text:style-name="Table_20_Contents"><text:span text:style-name="Source_20_Text">        this.downKey = new</text:span> <text:span text:style-name="Source_20_Text">DownKey ();</text:span></text:p>
              <text:p text:style-name="Table_20_Contents"> </text:p>
              <text:p text:style-name="Table_20_Contents"><text:span text:style-name="Source_20_Text">        // add keyboard keys to check</text:span></text:p>
              <text:p text:style-name="Table_20_Contents"><text:span text:style-name="Source_20_Text">        keyboard.addKeys (this.leftKey, this.rightKey, this.upKey, this.downKey);</text:span></text:p>
              <text:p text:style-name="Table_20_Contents"> </text:p>
              <text:p text:style-name="Table_20_Contents"><text:span text:style-name="Source_20_Text">        // player can move</text:span></text:p>
              <text:p text:style-name="Table_20_Contents"><text:span text:style-name="Source_20_Text">        this.canMove = true;</text:span></text:p>
              <text:p text:style-name="Table_20_Contents"> </text:p>
              <text:p text:style-name="Table_20_Contents"><text:span text:style-name="Source_20_Text">        // array to store crates</text:span></text:p>
              <text:p text:style-name="Table_20_Contents"><text:span text:style-name="Source_20_Text">        this.crates = [];</text:span></text:p>
              <text:p text:style-name="Table_20_Contents"> </text:p>
              <text:p text:style-name="Table_20_Contents"><text:span text:style-name="Source_20_Text">        // Sokoban level in standard text notation</text:span></text:p>
              <text:p text:style-name="Table_20_Contents"><text:span text:style-name="Source_20_Text">        const levelString = '########\n#####@.#\n####.$$#\n#### $ #\n### .# #\n###    #\n###  ###\n########';</text:span></text:p>
              <text:p text:style-name="Table_20_Contents"> </text:p>
              <text:p text:style-name="Table_20_Contents"><text:span text:style-name="Source_20_Text">        // create a new Sokoban instance</text:span></text:p>
              <text:p text:style-name="Table_20_Contents"><text:span text:style-name="Source_20_Text">        this.sokoban = new</text:span> <text:span text:style-name="Source_20_Text">Sokoban ();</text:span></text:p>
              <text:p text:style-name="Table_20_Contents"> </text:p>
              <text:p text:style-name="Table_20_Contents"><text:span text:style-name="Source_20_Text">        // build the Sokoban level</text:span></text:p>
              <text:p text:style-name="Table_20_Contents"><text:span text:style-name="Source_20_Text">        this.sokoban.buildLevelFromString (levelString);</text:span></text:p>
              <text:p text:style-name="Table_20_Contents"> </text:p>
              <text:p text:style-name="Table_20_Contents"><text:span text:style-name="Source_20_Text">        // iterate through Sokoban level</text:span></text:p>
              <text:p text:style-name="Table_20_Contents"><text:span text:style-name="Source_20_Text">        this.sokoban.level.map (function</text:span> <text:span text:style-name="Source_20_Text">(row, rowNumber) {</text:span></text:p>
              <text:p text:style-name="Table_20_Contents"> </text:p>
              <text:p text:style-name="Table_20_Contents"><text:span text:style-name="Source_20_Text">            // iterate through Sokoban level row</text:span></text:p>
              <text:p text:style-name="Table_20_Contents"><text:span text:style-name="Source_20_Text">            row.map (function</text:span> <text:span text:style-name="Source_20_Text">(element, columnNumber) {</text:span></text:p>
              <text:p text:style-name="Table_20_Contents"> </text:p>
              <text:p text:style-name="Table_20_Contents"><text:span text:style-name="Source_20_Text">                // create a new sprite using the proper tile according to element</text:span></text:p>
              <text:p text:style-name="Table_20_Contents"><text:span text:style-name="Source_20_Text">                const tile = new</text:span> <text:span text:style-name="Source_20_Text">Sprite(this.tileSize * (columnNumber + 0.5), this.tileSize * (rowNumber + 0.5), staticTiles[element]);</text:span></text:p>
              <text:p text:style-name="Table_20_Contents"> </text:p>
              <text:p text:style-name="Table_20_Contents"><text:span text:style-name="Source_20_Text">                // add the tile to the world</text:span></text:p>
              <text:p text:style-name="Table_20_Contents"><text:span text:style-name="Source_20_Text">                AddChild (world, tile);</text:span></text:p>
              <text:p text:style-name="Table_20_Contents"> </text:p>
              <text:p text:style-name="Table_20_Contents"><text:span text:style-name="Source_20_Text">                // handle player and crates</text:span></text:p>
              <text:p text:style-name="Table_20_Contents"><text:span text:style-name="Source_20_Text">                switch</text:span> <text:span text:style-name="Source_20_Text">(element) {</text:span></text:p>
              <text:p text:style-name="Table_20_Contents"> </text:p>
              <text:p text:style-name="Table_20_Contents"><text:span text:style-name="Source_20_Text">                    // player</text:span></text:p>
              <text:p text:style-name="Table_20_Contents"><text:span text:style-name="Source_20_Text">                    case</text:span> <text:span text:style-name="Source_20_Text">4:</text:span></text:p>
              <text:p text:style-name="Table_20_Contents"><text:span text:style-name="Source_20_Text">                    case</text:span> <text:span text:style-name="Source_20_Text">6:</text:span></text:p>
              <text:p text:style-name="Table_20_Contents"> </text:p>
              <text:p text:style-name="Table_20_Contents"><text:span text:style-name="Source_20_Text">                        // create player sprite</text:span></text:p>
              <text:p text:style-name="Table_20_Contents"><text:span text:style-name="Source_20_Text">                        this.player =  new</text:span> <text:span text:style-name="Source_20_Text">Sprite (this.tileSize * (columnNumber + 0.5), this.tileSize * (rowNumber + 0.5), tiles.playerTexture);</text:span></text:p>
              <text:p text:style-name="Table_20_Contents"><text:span text:style-name="Source_20_Text">                        break;</text:span></text:p>
              <text:p text:style-name="Table_20_Contents"> </text:p>
              <text:p text:style-name="Table_20_Contents"><text:span text:style-name="Source_20_Text">                    // crate</text:span></text:p>
              <text:p text:style-name="Table_20_Contents"><text:span text:style-name="Source_20_Text">                    case</text:span> <text:span text:style-name="Source_20_Text">3:</text:span></text:p>
              <text:p text:style-name="Table_20_Contents"><text:span text:style-name="Source_20_Text">                    case</text:span> <text:span text:style-name="Source_20_Text">5:</text:span></text:p>
              <text:p text:style-name="Table_20_Contents"> </text:p>
              <text:p text:style-name="Table_20_Contents"><text:span text:style-name="Source_20_Text">                        // create crate sprite and add to crates array</text:span></text:p>
              <text:p text:style-name="Table_20_Contents"><text:span text:style-name="Source_20_Text">                        this.crates.push (new</text:span> <text:span text:style-name="Source_20_Text">Sprite (this.tileSize * (columnNumber + 0.5), this.tileSize * (rowNumber + 0.5), tiles.crateTexture));</text:span></text:p>
              <text:p text:style-name="Table_20_Contents"><text:span text:style-name="Source_20_Text">                }</text:span></text:p>
              <text:p text:style-name="Table_20_Contents"><text:span text:style-name="Source_20_Text">            }.bind (this));</text:span></text:p>
              <text:p text:style-name="Table_20_Contents"><text:span text:style-name="Source_20_Text">        }.bind (this));</text:span></text:p>
              <text:p text:style-name="Table_20_Contents"> </text:p>
              <text:p text:style-name="Table_20_Contents"><text:span text:style-name="Source_20_Text">        // add player sprite to the world</text:span></text:p>
              <text:p text:style-name="Table_20_Contents"><text:span text:style-name="Source_20_Text">        AddChild (world, this.player);</text:span></text:p>
              <text:p text:style-name="Table_20_Contents"> </text:p>
              <text:p text:style-name="Table_20_Contents"><text:span text:style-name="Source_20_Text">        // add all crate sprites to the world</text:span></text:p>
              <text:p text:style-name="Table_20_Contents"><text:span text:style-name="Source_20_Text">        this.crates.map (function</text:span> <text:span text:style-name="Source_20_Text">(crate) {</text:span></text:p>
              <text:p text:style-name="Table_20_Contents"><text:span text:style-name="Source_20_Text">            AddChild (world, crate);</text:span></text:p>
              <text:p text:style-name="Table_20_Contents"><text:span text:style-name="Source_20_Text">        })</text:span></text:p>
              <text:p text:style-name="Table_20_Contents"> </text:p>
              <text:p text:style-name="Table_20_Contents"><text:span text:style-name="Source_20_Text">        // method to call at each frame</text:span></text:p>
              <text:p text:style-name="Table_20_Contents"><text:span text:style-name="Source_20_Text">        On(this, 'update', () =&gt; this.update ()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/ method called at each frame</text:span></text:p>
              <text:p text:style-name="Table_20_Contents"><text:span text:style-name="Source_20_Text">    update () {</text:span></text:p>
              <text:p text:style-name="Table_20_Contents"> </text:p>
              <text:p text:style-name="Table_20_Contents"><text:span text:style-name="Source_20_Text">        // can the player move?</text:span></text:p>
              <text:p text:style-name="Table_20_Contents"><text:span text:style-name="Source_20_Text">        if</text:span> <text:span text:style-name="Source_20_Text">(this.canMove) {</text:span></text:p>
              <text:p text:style-name="Table_20_Contents"> </text:p>
              <text:p text:style-name="Table_20_Contents"><text:span text:style-name="Source_20_Text">            // check if the move is legal</text:span></text:p>
              <text:p text:style-name="Table_20_Contents"><text:span text:style-name="Source_20_Text">            let</text:span> <text:span text:style-name="Source_20_Text">move = this.leftKey.isDown ? this.sokoban.moveLeft () : (this.rightKey.isDown ? this.sokoban.moveRight () : (this.upKey.isDown ? this.sokoban.moveUp () : (this.downKey.isDown ? this.sokoban.moveDown () : false)))</text:span></text:p>
              <text:p text:style-name="Table_20_Contents"> </text:p>
              <text:p text:style-name="Table_20_Contents"><text:span text:style-name="Source_20_Text">            // is the move legal?</text:span></text:p>
              <text:p text:style-name="Table_20_Contents"><text:span text:style-name="Source_20_Text">            if</text:span> <text:span text:style-name="Source_20_Text">(move) {</text:span></text:p>
              <text:p text:style-name="Table_20_Contents"> </text:p>
              <text:p text:style-name="Table_20_Contents"><text:span text:style-name="Source_20_Text">                // now we can't move</text:span></text:p>
              <text:p text:style-name="Table_20_Contents"><text:span text:style-name="Source_20_Text">                this.canMove = false;</text:span></text:p>
              <text:p text:style-name="Table_20_Contents"> </text:p>
              <text:p text:style-name="Table_20_Contents"><text:span text:style-name="Source_20_Text">                // retrieve plater information</text:span></text:p>
              <text:p text:style-name="Table_20_Contents"><text:span text:style-name="Source_20_Text">                let</text:span> <text:span text:style-name="Source_20_Text">player = this.sokoban.getPlayer();</text:span></text:p>
              <text:p text:style-name="Table_20_Contents"> </text:p>
              <text:p text:style-name="Table_20_Contents"><text:span text:style-name="Source_20_Text">                // retrieve crates information</text:span></text:p>
              <text:p text:style-name="Table_20_Contents"><text:span text:style-name="Source_20_Text">                let</text:span> <text:span text:style-name="Source_20_Text">crates = this.sokoban.getCrates();</text:span></text:p>
              <text:p text:style-name="Table_20_Contents"> </text:p>
              <text:p text:style-name="Table_20_Contents"><text:span text:style-name="Source_20_Text">                // move the player</text:span></text:p>
              <text:p text:style-name="Table_20_Contents"><text:span text:style-name="Source_20_Text">                this.player.x += (player.getColumn () - player.getPrevColumn ()) * this.tileSize;</text:span></text:p>
              <text:p text:style-name="Table_20_Contents"><text:span text:style-name="Source_20_Text">                this.player.y += (player.getRow () - player.getPrevRow ()) * this.tileSize;</text:span></text:p>
              <text:p text:style-name="Table_20_Contents"> </text:p>
              <text:p text:style-name="Table_20_Contents"><text:span text:style-name="Source_20_Text">                // iterate through all crates</text:span></text:p>
              <text:p text:style-name="Table_20_Contents"><text:span text:style-name="Source_20_Text">                crates.map (function</text:span> <text:span text:style-name="Source_20_Text">(crate, index) {</text:span></text:p>
              <text:p text:style-name="Table_20_Contents"> </text:p>
              <text:p text:style-name="Table_20_Contents"><text:span text:style-name="Source_20_Text">                    // did this crate move?</text:span></text:p>
              <text:p text:style-name="Table_20_Contents"><text:span text:style-name="Source_20_Text">                    if</text:span> <text:span text:style-name="Source_20_Text">(crate.hasMoved ()) {</text:span></text:p>
              <text:p text:style-name="Table_20_Contents"> </text:p>
              <text:p text:style-name="Table_20_Contents"><text:span text:style-name="Source_20_Text">                        // move crate sprite accordingly</text:span></text:p>
              <text:p text:style-name="Table_20_Contents"><text:span text:style-name="Source_20_Text">                        this.crates[index].x += (crates[index].getColumn () - crates[index].getPrevColumn ()) * this.tileSize;</text:span></text:p>
              <text:p text:style-name="Table_20_Contents"><text:span text:style-name="Source_20_Text">                        this.crates[index].y += (crates[index].getRow () - crates[index].getPrevRow ()) * this.tileSize;</text:span></text:p>
              <text:p text:style-name="Table_20_Contents"><text:span text:style-name="Source_20_Text">                    }</text:span></text:p>
              <text:p text:style-name="Table_20_Contents"><text:span text:style-name="Source_20_Text">                }.bind (this))</text:span></text:p>
              <text:p text:style-name="Table_20_Contents"><text:span text:style-name="Source_20_Text">            }</text:span></text:p>
              <text:p text:style-name="Table_20_Contents"><text:span text:style-name="Source_20_Text">        }</text:span></text:p>
              <text:p text:style-name="Table_20_Contents"> </text:p>
              <text:p text:style-name="Table_20_Contents"><text:span text:style-name="Source_20_Text">        // can't the player move?</text:span></text:p>
              <text:p text:style-name="Table_20_Contents"><text:span text:style-name="Source_20_Text">        else</text:span> <text:span text:style-name="Source_20_Text">{</text:span></text:p>
              <text:p text:style-name="Table_20_Contents"> </text:p>
              <text:p text:style-name="Table_20_Contents"><text:span text:style-name="Source_20_Text">            // if we aren't pressing any arrow key...</text:span></text:p>
              <text:p text:style-name="Table_20_Contents"><text:span text:style-name="Source_20_Text">            if</text:span> <text:span text:style-name="Source_20_Text">(!this.downKey.isDown &amp;&amp; !this.upKey.isDown &amp;&amp; !this.leftKey.isDown &amp;&amp; !this.rightKey.isDown) {</text:span></text:p>
              <text:p text:style-name="Table_20_Contents"> </text:p>
              <text:p text:style-name="Table_20_Contents"><text:span text:style-name="Source_20_Text">                // now we can move again</text:span></text:p>
              <text:p text:style-name="Table_20_Contents"><text:span text:style-name="Source_20_Text">                this.canMove = true;</text:span></text:p>
              <text:p text:style-name="Table_20_Contents"><text:span text:style-name="Source_20_Text">            }</text:span></text:p>
              <text:p text:style-name="Table_20_Contents"><text:span text:style-name="Source_20_Text">        }</text:span>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  <text:p text:style-name="Table_20_Contents"> </text:p>
              <text:p text:style-name="Table_20_Contents"><text:span text:style-name="Source_20_Text">new</text:span> <text:span text:style-name="Source_20_Text">Game(</text:span></text:p>
              <text:p text:style-name="Table_20_Contents"><text:span text:style-name="Source_20_Text">    WebGL(),                // renderer</text:span></text:p>
              <text:p text:style-name="Table_20_Contents"><text:span text:style-name="Source_20_Text">    GlobalVar('Phaser4'),   // global variables</text:span></text:p>
              <text:p text:style-name="Table_20_Contents"><text:span text:style-name="Source_20_Text">    Parent('thegame'),      // &lt;div&gt; element where to render</text:span></text:p>
              <text:p text:style-name="Table_20_Contents"><text:span text:style-name="Source_20_Text">    Size(480, 480, 1),      // game size</text:span></text:p>
              <text:p text:style-name="Table_20_Contents"><text:span text:style-name="Source_20_Text">    Scenes(SokobanGame)     // game scenes</text:span></text:p>
              <text:p text:style-name="Table_20_Contents"><text:span text:style-name="Source_20_Text">);</text:span></text:p>
            </table:table-cell>
          </table:table-row>
        </table:table>
        <text:p text:style-name="Text_20_body"><text:soft-page-break/></text:p>
      </text:section>
      <text:p text:style-name="Text_20_body">And this is the content of <text:span text:style-name="Source_20_Text">textures.js</text:span>:</text:p>
      <text:section text:style-name="Sect1" text:name="highlighter_18165">
        <table:table table:name="Tabela2" table:style-name="Tabela2">
          <table:table-column table:style-name="Tabela2.A"/>
          <table:table-column table:style-name="Tabela2.B"/>
          <text:soft-page-break/>
          <table:table-row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</table:table-cell>
            <table:table-cell table:style-name="Tabela2.A1" office:value-type="string">
              <text:p text:style-name="Table_20_Contents"><text:span text:style-name="Source_20_Text">import</text:span> <text:span text:style-name="Source_20_Text">{ PixelTexture } from '@phaserjs/phaser/textures/types';</text:span></text:p>
              <text:p text:style-name="Table_20_Contents"><text:span text:style-name="Source_20_Text">import</text:span> <text:span text:style-name="Source_20_Text">{ PICO8 } from '@phaserjs/phaser/textures/palettes';</text:span></text:p>
              <text:p text:style-name="Table_20_Contents"> </text:p>
              <text:p text:style-name="Table_20_Contents"><text:span text:style-name="Source_20_Text">export</text:span> <text:span text:style-name="Source_20_Text">const floorTexture = PixelTexture({</text:span></text:p>
              <text:p text:style-name="Table_20_Contents"><text:span text:style-name="Source_20_Text">    data: [</text:span></text:p>
              <text:p text:style-name="Table_20_Contents"><text:span text:style-name="Source_20_Text">        '66666',</text:span></text:p>
              <text:p text:style-name="Table_20_Contents"><text:span text:style-name="Source_20_Text">        '66666',</text:span></text:p>
              <text:p text:style-name="Table_20_Contents"><text:span text:style-name="Source_20_Text">        '66666',</text:span></text:p>
              <text:p text:style-name="Table_20_Contents"><text:span text:style-name="Source_20_Text">        '66666',</text:span></text:p>
              <text:p text:style-name="Table_20_Contents"><text:span text:style-name="Source_20_Text">        '66666'</text:span></text:p>
              <text:p text:style-name="Table_20_Contents"><text:span text:style-name="Source_20_Text">    ],</text:span></text:p>
              <text:p text:style-name="Table_20_Contents"><text:span text:style-name="Source_20_Text">    pixelWidth: 12,</text:span></text:p>
              <text:p text:style-name="Table_20_Contents"><text:span text:style-name="Source_20_Text">    pixelHeight: 12,</text:span></text:p>
              <text:p text:style-name="Table_20_Contents"><text:span text:style-name="Source_20_Text">    palette: PICO8</text:span></text:p>
              <text:p text:style-name="Table_20_Contents"><text:span text:style-name="Source_20_Text">});</text:span></text:p>
              <text:p text:style-name="Table_20_Contents"> </text:p>
              <text:p text:style-name="Table_20_Contents"><text:span text:style-name="Source_20_Text">export</text:span> <text:span text:style-name="Source_20_Text">const wallTexture = PixelTexture({</text:span></text:p>
              <text:p text:style-name="Table_20_Contents"><text:span text:style-name="Source_20_Text">    data: [</text:span></text:p>
              <text:p text:style-name="Table_20_Contents"><text:span text:style-name="Source_20_Text">        '11111',</text:span></text:p>
              <text:p text:style-name="Table_20_Contents"><text:span text:style-name="Source_20_Text">        '11111',</text:span></text:p>
              <text:p text:style-name="Table_20_Contents"><text:span text:style-name="Source_20_Text">        '11111',</text:span></text:p>
              <text:p text:style-name="Table_20_Contents"><text:span text:style-name="Source_20_Text">        '11111',</text:span></text:p>
              <text:p text:style-name="Table_20_Contents"><text:span text:style-name="Source_20_Text">        '11111'</text:span></text:p>
              <text:p text:style-name="Table_20_Contents"><text:span text:style-name="Source_20_Text">    ],</text:span></text:p>
              <text:p text:style-name="Table_20_Contents"><text:span text:style-name="Source_20_Text">    pixelWidth: 12,</text:span></text:p>
              <text:p text:style-name="Table_20_Contents"><text:span text:style-name="Source_20_Text">    pixelHeight: 12,</text:span></text:p>
              <text:p text:style-name="Table_20_Contents"><text:span text:style-name="Source_20_Text">    palette: PICO8</text:span></text:p>
              <text:p text:style-name="Table_20_Contents"><text:span text:style-name="Source_20_Text">});</text:span></text:p>
              <text:p text:style-name="Table_20_Contents"> </text:p>
              <text:p text:style-name="Table_20_Contents"><text:span text:style-name="Source_20_Text">export</text:span> <text:span text:style-name="Source_20_Text">const goalTexture = PixelTexture({</text:span></text:p>
              <text:p text:style-name="Table_20_Contents"><text:span text:style-name="Source_20_Text">    data: [</text:span></text:p>
              <text:p text:style-name="Table_20_Contents"><text:span text:style-name="Source_20_Text">        '66666',</text:span></text:p>
              <text:p text:style-name="Table_20_Contents"><text:span text:style-name="Source_20_Text">        '66866',</text:span></text:p>
              <text:p text:style-name="Table_20_Contents"><text:span text:style-name="Source_20_Text">        '68886',</text:span></text:p>
              <text:p text:style-name="Table_20_Contents"><text:span text:style-name="Source_20_Text">        '66866',</text:span></text:p>
              <text:p text:style-name="Table_20_Contents"><text:span text:style-name="Source_20_Text">        '66666'</text:span></text:p>
              <text:p text:style-name="Table_20_Contents"><text:span text:style-name="Source_20_Text">    ],</text:span></text:p>
              <text:p text:style-name="Table_20_Contents"><text:span text:style-name="Source_20_Text">    pixelWidth: 12,</text:span></text:p>
              <text:p text:style-name="Table_20_Contents"><text:span text:style-name="Source_20_Text">    pixelHeight: 12,</text:span></text:p>
              <text:p text:style-name="Table_20_Contents"><text:span text:style-name="Source_20_Text">    palette: PICO8</text:span></text:p>
              <text:p text:style-name="Table_20_Contents"><text:span text:style-name="Source_20_Text">});</text:span></text:p>
              <text:p text:style-name="Table_20_Contents"> </text:p>
              <text:p text:style-name="Table_20_Contents"><text:span text:style-name="Source_20_Text">export</text:span> <text:span text:style-name="Source_20_Text">const playerTexture = PixelTexture({</text:span></text:p>
              <text:p text:style-name="Table_20_Contents"><text:span text:style-name="Source_20_Text">    data: [</text:span></text:p>
              <text:p text:style-name="Table_20_Contents"><text:span text:style-name="Source_20_Text">        '.CCC.',</text:span></text:p>
              <text:p text:style-name="Table_20_Contents"><text:span text:style-name="Source_20_Text">        '.FFF.',</text:span></text:p>
              <text:p text:style-name="Table_20_Contents"><text:span text:style-name="Source_20_Text">        'CC.CC',</text:span></text:p>
              <text:p text:style-name="Table_20_Contents"><text:span text:style-name="Source_20_Text">        '.CCC.',</text:span></text:p>
              <text:p text:style-name="Table_20_Contents"><text:span text:style-name="Source_20_Text">        '.C.C.'</text:span></text:p>
              <text:p text:style-name="Table_20_Contents"><text:span text:style-name="Source_20_Text">    ],</text:span></text:p>
              <text:p text:style-name="Table_20_Contents"><text:span text:style-name="Source_20_Text">    pixelWidth: 12,</text:span></text:p>
              <text:p text:style-name="Table_20_Contents"><text:span text:style-name="Source_20_Text">    pixelHeight: 12,</text:span></text:p>
              <text:p text:style-name="Table_20_Contents"><text:span text:style-name="Source_20_Text">    palette: PICO8</text:span></text:p>
              <text:p text:style-name="Table_20_Contents"><text:span text:style-name="Source_20_Text">});</text:span></text:p>
              <text:p text:style-name="Table_20_Contents"> </text:p>
              <text:p text:style-name="Table_20_Contents"><text:span text:style-name="Source_20_Text">export</text:span> <text:span text:style-name="Source_20_Text">const crateTexture = PixelTexture({</text:span></text:p>
              <text:p text:style-name="Table_20_Contents"><text:span text:style-name="Source_20_Text">    data: [</text:span></text:p>
              <text:p text:style-name="Table_20_Contents"><text:span text:style-name="Source_20_Text">        '55555',</text:span></text:p>
              <text:p text:style-name="Table_20_Contents"><text:span text:style-name="Source_20_Text">        '54.45',</text:span></text:p>
              <text:p text:style-name="Table_20_Contents"><text:span text:style-name="Source_20_Text">        '5...5',</text:span></text:p>
              <text:p text:style-name="Table_20_Contents"><text:span text:style-name="Source_20_Text">        '54.45',</text:span></text:p>
              <text:p text:style-name="Table_20_Contents"><text:span text:style-name="Source_20_Text">        '55555'</text:span></text:p>
              <text:p text:style-name="Table_20_Contents"><text:span text:style-name="Source_20_Text">    ],</text:span></text:p>
              <text:p text:style-name="Table_20_Contents"><text:span text:style-name="Source_20_Text">    pixelWidth: 12,</text:span></text:p>
              <text:p text:style-name="Table_20_Contents"><text:span text:style-name="Source_20_Text">    pixelHeight: 12,</text:span></text:p>
              <text:p text:style-name="Table_20_Contents"><text:span text:style-name="Source_20_Text">    palette: PICO8</text:span></text:p>
              <text:p text:style-name="Table_20_Contents"><text:span text:style-name="Source_20_Text">});</text:span></text:p>
            </table:table-cell>
          </table:table-row>
        </table:table>
        <text:p text:style-name="Text_20_body"><text:soft-page-break/></text:p>
      </text:section>
      <text:p text:style-name="Text_20_body">It’s not that much, but it’s the first Phaser 4 working game you can find in the web. I will add swipe control and animations as soon as I’ll figure out how to handle some callbacks, meanwhile <text:a xlink:type="simple" xlink:href="https://www.emanueleferonato.com/wp-content/uploads/2021/05/sokoban/sokoban.zip" text:style-name="Internet_20_link" text:visited-style-name="Visited_20_Internet_20_Link">download the source code</text:a>, Sokoban class included.</text:p>
      <text:p text:style-name="Standard"><text:a xlink:type="simple" xlink:href="https://www.emanueleferonato.com/2021/05/15/first-phaser-4-version-released-lets-have-a-look-at-it-by-building-a-html5-sokoban-game/" text:style-name="Internet_20_link" text:visited-style-name="Visited_20_Internet_20_Link">https://www.emanueleferonato.com/2021/05/15/first-phaser-4-version-released-lets-have-a-look-at-it-by-building-a-html5-sokoban-game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4:32:49.094399172</meta:creation-date>
    <dc:date>2022-12-19T14:33:55.864707472</dc:date>
    <meta:editing-duration>PT43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5" meta:paragraph-count="487" meta:word-count="1406" meta:character-count="9844" meta:non-whitespace-character-count="7146"/>
  </office:meta>
</office:document-meta>
</file>